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14">
          <table:table-cell table:style-name="ce29" office:value-type="date" office:date-value="2017-10-26" calcext:value-type="date">
            <text:p>2017-10-26</text:p>
          </table:table-cell>
          <table:table-cell table:number-columns-repeated="7"/>
          <table:table-cell office:value-type="string" calcext:value-type="string">
            <text:p>- NMD442 Class. Amazon speaker.</text:p>
            <text:p>- NMD250 PROJECT</text:p>
            <text:p>- NMD324: render project at iMac lab if I have time</text:p>
            <text:p>- NMD250 Class. Project DUE.</text:p>
          </table:table-cell>
          <table:table-cell table:number-columns-repeated="1015"/>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01:03:34.54950158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6T02:31:41.780103752</dc:date>
    <meta:creation-date>2016-09-05T22:47:24Z</meta:creation-date>
    <meta:editing-cycles>1359</meta:editing-cycles>
    <meta:editing-duration>P27DT19H6M43S</meta:editing-duration>
    <meta:generator>LibreOffice/5.2.7.2$Linux_X86_64 LibreOffice_project/20m0$Build-2</meta:generator>
    <meta:document-statistic meta:table-count="4" meta:cell-count="4078" meta:object-count="0"/>
  </office:meta>
</office:document-meta>
</file>